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CR A Std" svg:font-family="'OCR A St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.1102in" loext:contextual-spacing="false" fo:line-height="107%" fo:text-align="start" style:justify-single-word="false" style:page-number="auto"/>
    </style:style>
    <style:style style:name="P2" style:family="paragraph" style:parent-style-name="No_20_Spacing">
      <style:paragraph-properties fo:line-height="100%" fo:text-align="start" style:justify-single-word="false"/>
      <style:text-properties style:font-name="Times New Roman" fo:font-size="11pt" fo:language="ar" fo:country="SA" style:font-size-asian="11pt"/>
    </style:style>
    <style:style style:name="P3" style:family="paragraph" style:parent-style-name="No_20_Spacing">
      <style:paragraph-properties fo:line-height="100%" fo:text-align="start" style:justify-single-word="false"/>
      <style:text-properties style:font-name="Times New Roman" fo:font-size="11pt" fo:language="ar" fo:country="SA" fo:font-weight="bold" style:font-size-asian="11pt" style:font-weight-asian="bold"/>
    </style:style>
    <style:style style:name="P4" style:family="paragraph" style:parent-style-name="No_20_Spacing">
      <style:paragraph-properties fo:line-height="100%" fo:text-align="start" style:justify-single-word="false"/>
    </style:style>
    <style:style style:name="P5" style:family="paragraph" style:parent-style-name="No_20_Spacing">
      <style:paragraph-properties fo:margin-left="0.5in" fo:margin-right="0in" fo:line-height="100%" fo:text-align="start" style:justify-single-word="false" fo:text-indent="0in" style:auto-text-indent="false"/>
    </style:style>
    <style:style style:name="P6" style:family="paragraph" style:parent-style-name="No_20_Spacing">
      <style:paragraph-properties fo:margin-left="0.5in" fo:margin-right="0in" fo:line-height="100%" fo:text-align="start" style:justify-single-word="false" fo:text-indent="0in" style:auto-text-indent="false"/>
      <style:text-properties style:font-name="Times New Roman" fo:font-size="11pt" fo:language="ar" fo:country="SA" style:font-size-asian="11pt"/>
    </style:style>
    <style:style style:name="T1" style:family="text">
      <style:text-properties style:font-name="Times New Roman" fo:font-size="11pt" fo:language="ar" fo:country="SA" fo:font-weight="bold" style:font-size-asian="11pt" style:font-weight-asian="bold"/>
    </style:style>
    <style:style style:name="T2" style:family="text">
      <style:text-properties style:font-name="Times New Roman" fo:font-size="11pt" fo:language="ar" fo:country="SA" style:font-size-asian="11pt"/>
    </style:style>
    <style:style style:name="T3" style:family="text">
      <style:text-properties style:text-position="super 58%" style:font-name="Times New Roman" fo:font-size="11pt" fo:language="ar" fo:country="SA" fo:font-weight="bold" style:font-size-asian="11pt" style:font-weight-asian="bold"/>
    </style:style>
    <style:style style:name="T4" style:family="text">
      <style:text-properties fo:language="ar" fo:country="SA"/>
    </style:style>
    <style:style style:name="T5" style:family="text">
      <style:text-properties style:font-name="OCR A Std" fo:font-size="11pt" fo:language="ar" fo:country="SA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GoBack"/><text:span text:style-name="T1">CHAPTER 5 GRADED PROGRAM SET – PART ONE<text:tab/><text:tab/><text:tab/>October 14</text:span><text:span text:style-name="T3">th</text:span><text:span text:style-name="T1">, 2014</text:span></text:p>
      <text:p text:style-name="P3"/>
      <text:p text:style-name="P4"><text:span text:style-name="T1">RULES:</text:span></text:p>
      <text:p text:style-name="P4"><text:span text:style-name="T2">You may use your notes, your old programs, and any programs saved on the X-drive.</text:span></text:p>
      <text:p text:style-name="P4"><text:span text:style-name="T2">You may not discuss the problems or get help from other students. <text:s/>Keep your eyes on your screen.</text:span></text:p>
      <text:p text:style-name="P4"><text:line-break/><text:span text:style-name="T2">The programs are due at the end of class today. <text:s/>You will have another set like this on Thursday.</text:span></text:p>
      <text:p text:style-name="P2"/>
      <text:p text:style-name="P4"><text:span text:style-name="T1">GRADING SCALE:</text:span></text:p>
      <text:p text:style-name="P4"><text:span text:style-name="T2"><text:tab/>4 programs:<text:tab/>44/40<text:tab/><text:tab/>3 programs:<text:tab/>40/40<text:tab/><text:tab/>2 programs:<text:tab/>36/40</text:span></text:p>
      <text:p text:style-name="P4"><text:span text:style-name="T2"><text:tab/>1 program:<text:tab/>32/40<text:tab/><text:tab/>0 programs:<text:tab/>24/40<text:tab/><text:tab/>No attempt:<text:tab/>0/40</text:span></text:p>
      <text:p text:style-name="P2"/>
      <text:p text:style-name="P4"><text:span text:style-name="T1">Program #1:</text:span></text:p>
      <text:p text:style-name="P4"><text:span text:style-name="T2"><text:tab/>The value of pi can be estimated through the series</text:span></text:p>
      <text:p text:style-name="P2"/>
      <text:p text:style-name="P4"><text:span text:style-name="T2"><text:tab/><text:tab/>4/1 – 4/3 + 4/5 – 4/7 + 4/9 + …</text:span></text:p>
      <text:p text:style-name="P2"/>
      <text:p text:style-name="P5"><text:span text:style-name="T2">Output the value of pi using this method of estimation. <text:s/>Your answer should include enough terms to be accurate to within five decimal places. <text:s/>(3.14159) </text:span></text:p>
      <text:p text:style-name="P2"/>
      <text:p text:style-name="P4"><text:span text:style-name="T1">Program #2:</text:span></text:p>
      <text:p text:style-name="P5"><text:span text:style-name="T2">Using a JScrollPane/JTextArea with ten rows, create a program which will calculate and output the first thirteen factorials.</text:span></text:p>
      <text:p text:style-name="P2"/>
      <text:p text:style-name="P4"><text:span text:style-name="T1">Program #3:</text:span></text:p>
      <text:p text:style-name="P5"><text:span text:style-name="T2">Show all the Pythagorean Triples from 1 to 100.</text:span></text:p>
      <text:p text:style-name="P6"/>
      <text:p text:style-name="P4"><text:span text:style-name="T1">Program #4:<text:tab/></text:span></text:p>
      <text:p text:style-name="P5"><text:span text:style-name="T2">Create the following picture using no more than three for-next loops</text:span></text:p>
      <text:p text:style-name="P6"/>
      <text:p text:style-name="P5"><text:span text:style-name="T5">**********</text:span></text:p>
      <text:p text:style-name="P5"><text:span text:style-name="T5"><text:s/>*********</text:span></text:p>
      <text:p text:style-name="P5"><text:span text:style-name="T5"><text:s text:c="2"/>********</text:span></text:p>
      <text:p text:style-name="P5"><text:span text:style-name="T5"><text:s text:c="3"/>*******</text:span></text:p>
      <text:p text:style-name="P5"><text:span text:style-name="T5"><text:s text:c="4"/>******</text:span></text:p>
      <text:p text:style-name="P5"><text:span text:style-name="T5"><text:s text:c="5"/>*****</text:span></text:p>
      <text:p text:style-name="P5"><text:span text:style-name="T5"><text:s text:c="6"/>****</text:span></text:p>
      <text:p text:style-name="P5"><text:span text:style-name="T5"><text:s text:c="7"/>***</text:span></text:p>
      <text:p text:style-name="P5"><text:span text:style-name="T5"><text:s text:c="8"/>**</text:span></text:p>
      <text:p text:style-name="P5"><text:span text:style-name="T5"><text:s text:c="9"/>*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OCR A Std" svg:font-family="'OCR A Std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02in" loext:contextual-spacing="false" fo:line-height="107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ar" fo:country="SA" style:font-name-asian="Arial2" style:font-family-asian="Arial" style:font-family-generic-asian="system" style:font-pitch-asian="variable" style:font-size-asian="11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rrowhead_20_List" style:display-name="Arrowhea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1in" fo:margin-right="1in" fo:margin-top="0in" fo:margin-bottom="0.0827in" loext:contextual-spacing="false" fo:text-indent="0in" style:auto-text-indent="false"/>
    </style:style>
    <style:style style:name="Box_20_List" style:display-name="Box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Bullet_20_List" style:display-name="Bulle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Chapter_20_Heading" style:display-name="Chapter Heading" style:family="paragraph" style:default-outline-level="">
      <style:paragraph-properties>
        <style:tab-stops>
          <style:tab-stop style:position="1.1in"/>
        </style:tab-stops>
      </style:paragraph-properties>
    </style:style>
    <style:style style:name="Contents_20_1" style:display-name="Contents 1" style:family="paragraph" style:parent-style-name="Index" style:default-outline-level="" style:class="index">
      <style:paragraph-properties fo:margin-left="0.5in" fo:margin-right="0in" fo:text-indent="-0.2984in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1in" fo:margin-right="0in" fo:text-indent="-0.2984in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1.5in" fo:margin-right="0in" fo:text-indent="-0.2984in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2in" fo:margin-right="0in" fo:text-indent="-0.2984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27in" loext:contextual-spacing="false" fo:text-align="center" style:justify-single-word="false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Dashed_20_List" style:display-name="Dash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Diamond_20_List" style:display-name="Diamo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default-outline-level=""/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and_20_List" style:display-name="Han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loext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rt_20_List" style:display-name="Heart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Implies_20_List" style:display-name="Implies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Lower_20_Case_20_List" style:display-name="Lower Case List" style:family="paragraph" style:default-outline-level="">
      <style:paragraph-properties fo:margin-left="0.5in" fo:margin-right="0in" fo:text-indent="-0.2984in" style:auto-text-indent="false"/>
    </style:style>
    <style:style style:name="Lower_20_Roman_20_List" style:display-name="Lower Roman List" style:family="paragraph" style:default-outline-level="">
      <style:paragraph-properties fo:margin-left="0.5in" fo:margin-right="0in" fo:text-indent="-0.2984in" style:auto-text-indent="false"/>
    </style:style>
    <style:style style:name="No_20_List" style:display-name="No List" style:family="paragraph" style:default-outline-level=""/>
    <style:style style:name="No_20_Spacing" style:display-name="No Spacing" style:family="paragraph" style:default-outline-level="">
      <style:paragraph-properties fo:line-height="100%"/>
    </style:style>
    <style:style style:name="DocumentMap" style:family="paragraph" style:default-outline-level=""/>
    <style:style style:name="Numbered_20_Heading_20_1" style:display-name="Numbered Heading 1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Star_20_List" style:display-name="Star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ick_20_List" style:display-name="Tick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Triangle_20_List" style:display-name="Triangle List" style:family="paragraph" style:default-outline-level="">
      <style:paragraph-properties fo:margin-left="0.5in" fo:margin-right="0in" fo:text-align="start" style:justify-single-word="false" fo:orphans="2" fo:widows="2" fo:text-indent="-0.2984in" style:auto-text-indent="false" style:writing-mode="lr-tb"/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font-name-complex="Courier New1" style:font-family-complex="'Courier New'" style:font-family-generic-complex="system" style:font-pitch-complex="variable" style:font-size-complex="12pt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84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84in" style:auto-text-indent="false"/>
    </style:style>
    <style:style style:name="_5f_Normal" style:display-name="_Normal" style:family="paragraph" style:default-outline-level=""/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8" meta:word-count="183" meta:character-count="1089" meta:non-whitespace-character-count="868"/>
    <meta:generator>LibreOffice/4.4.1.2$Linux_X86_64 LibreOffice_project/40m0$Build-2</meta:generator>
  </office:meta>
</office:document-meta>
</file>